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cba6" officeooo:paragraph-rsid="000acba6"/>
    </style:style>
    <style:style style:name="P2" style:family="paragraph" style:parent-style-name="Standard">
      <style:text-properties officeooo:rsid="000bf84d" officeooo:paragraph-rsid="000bf84d"/>
    </style:style>
    <style:style style:name="P3" style:family="paragraph" style:parent-style-name="Standard">
      <style:text-properties officeooo:rsid="0009276d" officeooo:paragraph-rsid="0009276d"/>
    </style:style>
    <style:style style:name="P4" style:family="paragraph" style:parent-style-name="Standard">
      <style:text-properties officeooo:rsid="0009e149" officeooo:paragraph-rsid="0009e149"/>
    </style:style>
    <style:style style:name="T1" style:family="text">
      <style:text-properties officeooo:rsid="000d6f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 <text:span text:style-name="T1">Megha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14:09.496360476</dc:date>
    <dc:creator>acer </dc:creator>
    <meta:editing-duration>PT43M53S</meta:editing-duration>
    <meta:editing-cycles>6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